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81cm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solid" svg:stroke-width="0.081cm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color="#00cc00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ufgabenstellung</text:p>
              </text:list-item>
              <text:list-item>
                <text:p>Ergebnis</text:p>
              </text:list-item>
              <text:list-item>
                <text:p>Methoden</text:p>
                <text:list>
                  <text:list-item>
                    <text:p>Polygon-Triangulation</text:p>
                  </text:list-item>
                  <text:list-item>
                    <text:p>Verfein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Erstellung parametrisierter geometrischer Körper (ähnlich zu CAD-Systemen)</text:p>
                <text:p/>
              </text:list-item>
              <text:list-item>
                <text:p>Manipulation des Parameterraums (Zu-/Ausschneiden von polygonalen Flächen)</text:p>
                <text:p/>
              </text:list-item>
              <text:list-item>
                <text:p>Boolsche Operationen auf geometrischen Körp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rgebni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Erstellung parametrisierter geometrischer Körper (ähnlich zu CAD-Systemen)</text:span></text:p>
                <text:p/>
              </text:list-item>
              <text:list-item>
                <text:p><text:span text:style-name="T1">Manipulation des Parameterraums (Zu-/Ausschneiden von polygonalen Flächen)</text:span></text:p>
                <text:p/>
              </text:list-item>
              <text:list-item>
                <text:p><text:span text:style-name="T2">Boolsche Operationen auf geometrischen Körp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thoden : Polygon-Triangulation</text:p>
          </draw:text-box>
        </draw:frame>
        <draw:frame presentation:style-name="pr2" draw:layer="layout" svg:width="25.199cm" svg:height="14.857cm" svg:x="1.4cm" svg:y="4.914cm" presentation:class="outline" presentation:user-transformed="true">
          <draw:text-box>
            <text:list text:style-name="L2">
              <text:list-item>
                <text:p>2-teiliger Algorithmus</text:p>
                <text:list>
                  <text:list-item>
                    <text:p>Zerlegung in y-monotone Polygone</text:p>
                  </text:list-item>
                  <text:list-item>
                    <text:p>Triangulation der y-monotonen Polygone</text:p>
                  </text:list-item>
                </text:list>
                <text:p/>
                <text:p/>
              </text:list-item>
              <text:list-item>
                <text:p>Laufzeit: O(n log(n))</text:p>
              </text:list-item>
              <text:list-item>
                <text:p>Speicher: O(n)</text:p>
                <text:p/>
                <text:p>(Computational Geometry, de Berg et al., C. 3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thoden : Polygon-Triangulation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-teiliger Algorithmus</text:p>
                <text:list>
                  <text:list-item>
                    <text:p>Zerlegung in y-monotone Polygone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0.5cm" svg:height="0.5cm" svg:x="12cm" svg:y="16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-0.5cm" svg:height="-0.501cm" svg:x="15.5cm" svg:y="13.0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-0.5cm" svg:height="-0.5cm" svg:x="13cm" svg:y="11.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-0.5cm" svg:height="-0.5cm" svg:x="10cm" svg:y="15.0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5cm" svg:height="0.5cm" svg:x="14cm" svg:y="1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5cm" svg:y="14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5cm" svg:height="0.5cm" svg:x="16cm" svg:y="1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5cm" svg:x="17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5cm" svg:height="0.5cm" svg:x="14.5cm" svg:y="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5cm" svg:x="10.5cm" svg:y="9.5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cm" svg:y="12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8.5cm" svg:y="11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6.808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7.5cm" svg:y="13.052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0cm" svg:y1="18.5cm" svg:x2="12cm" svg:y2="17cm">
          <text:p/>
        </draw:line>
        <draw:line draw:style-name="gr5" draw:text-style-name="P2" draw:layer="layout" svg:x1="12.5cm" svg:y1="17cm" svg:x2="14cm" svg:y2="19.5cm">
          <text:p/>
        </draw:line>
        <draw:line draw:style-name="gr5" draw:text-style-name="P2" draw:layer="layout" svg:x1="14.3cm" svg:y1="20cm" svg:x2="13.8cm" svg:y2="15cm">
          <text:p/>
        </draw:line>
        <draw:line draw:style-name="gr5" draw:text-style-name="P2" draw:layer="layout" svg:x1="14cm" svg:y1="15cm" svg:x2="16.3cm" svg:y2="15.8cm">
          <text:p/>
        </draw:line>
        <draw:line draw:style-name="gr5" draw:text-style-name="P2" draw:layer="layout" svg:x1="16.5cm" svg:y1="15.5cm" svg:x2="17.7cm" svg:y2="12cm">
          <text:p/>
        </draw:line>
        <draw:line draw:style-name="gr5" draw:text-style-name="P2" draw:layer="layout" svg:x1="17.7cm" svg:y1="11.8cm" svg:x2="15.4cm" svg:y2="12.7cm">
          <text:p/>
        </draw:line>
        <draw:line draw:style-name="gr5" draw:text-style-name="P2" draw:layer="layout" svg:x1="15.3cm" svg:y1="12.5cm" svg:x2="14.8cm" svg:y2="10cm">
          <text:p/>
        </draw:line>
        <draw:line draw:style-name="gr5" draw:text-style-name="P2" draw:layer="layout" svg:x1="14.5cm" svg:y1="10cm" svg:x2="13cm" svg:y2="11cm">
          <text:p/>
        </draw:line>
        <draw:line draw:style-name="gr5" draw:text-style-name="P2" draw:layer="layout" svg:x1="11cm" svg:y1="10cm" svg:x2="12.5cm" svg:y2="11cm">
          <text:p/>
        </draw:line>
        <draw:line draw:style-name="gr5" draw:text-style-name="P2" draw:layer="layout" svg:x1="10.5cm" svg:y1="10.052cm" svg:x2="9cm" svg:y2="11cm">
          <text:p/>
        </draw:line>
        <draw:line draw:style-name="gr5" draw:text-style-name="P2" draw:layer="layout" svg:x1="9cm" svg:y1="11.552cm" svg:x2="10cm" svg:y2="12.552cm">
          <text:p/>
        </draw:line>
        <draw:line draw:style-name="gr5" draw:text-style-name="P2" draw:layer="layout" svg:x1="10.3cm" svg:y1="13.052cm" svg:x2="9.8cm" svg:y2="14.552cm">
          <text:p/>
        </draw:line>
        <draw:line draw:style-name="gr6" draw:text-style-name="P2" draw:layer="layout" svg:x1="8cm" svg:y1="13.552cm" svg:x2="9.5cm" svg:y2="14.552cm">
          <text:p/>
        </draw:line>
        <draw:line draw:style-name="gr5" draw:text-style-name="P2" draw:layer="layout" svg:x1="7.8cm" svg:y1="13.552cm" svg:x2="7.1cm" svg:y2="16.552cm">
          <text:p/>
        </draw:line>
        <draw:line draw:style-name="gr5" draw:text-style-name="P2" draw:layer="layout" svg:x1="7.1cm" svg:y1="16.8cm" svg:x2="10.1cm" svg:y2="18.2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thoden : Polygon-Triangulation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-teiliger Algorithmus</text:p>
                <text:list>
                  <text:list-item>
                    <text:p>Zerlegung in y-monotone Polygone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0.5cm" svg:height="0.5cm" svg:x="12cm" svg:y="16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-0.5cm" svg:height="-0.501cm" svg:x="15.5cm" svg:y="13.0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-0.5cm" svg:height="-0.5cm" svg:x="13cm" svg:y="11.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-0.5cm" svg:height="-0.5cm" svg:x="10cm" svg:y="15.0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5cm" svg:height="0.5cm" svg:x="14cm" svg:y="1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5cm" svg:y="14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5cm" svg:height="0.5cm" svg:x="16cm" svg:y="1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5cm" svg:x="17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5cm" svg:height="0.5cm" svg:x="14.5cm" svg:y="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5cm" svg:x="10.5cm" svg:y="9.5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cm" svg:y="12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8.5cm" svg:y="11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6.808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7.5cm" svg:y="13.052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0cm" svg:y1="18.5cm" svg:x2="12cm" svg:y2="17cm">
          <text:p/>
        </draw:line>
        <draw:line draw:style-name="gr5" draw:text-style-name="P2" draw:layer="layout" svg:x1="12.5cm" svg:y1="17cm" svg:x2="14cm" svg:y2="19.5cm">
          <text:p/>
        </draw:line>
        <draw:line draw:style-name="gr5" draw:text-style-name="P2" draw:layer="layout" svg:x1="14.3cm" svg:y1="20cm" svg:x2="13.8cm" svg:y2="15cm">
          <text:p/>
        </draw:line>
        <draw:line draw:style-name="gr5" draw:text-style-name="P2" draw:layer="layout" svg:x1="14cm" svg:y1="15cm" svg:x2="16.3cm" svg:y2="15.8cm">
          <text:p/>
        </draw:line>
        <draw:line draw:style-name="gr5" draw:text-style-name="P2" draw:layer="layout" svg:x1="16.5cm" svg:y1="15.5cm" svg:x2="17.7cm" svg:y2="12cm">
          <text:p/>
        </draw:line>
        <draw:line draw:style-name="gr5" draw:text-style-name="P2" draw:layer="layout" svg:x1="17.7cm" svg:y1="11.8cm" svg:x2="15.4cm" svg:y2="12.7cm">
          <text:p/>
        </draw:line>
        <draw:line draw:style-name="gr5" draw:text-style-name="P2" draw:layer="layout" svg:x1="15.3cm" svg:y1="12.5cm" svg:x2="14.8cm" svg:y2="10cm">
          <text:p/>
        </draw:line>
        <draw:line draw:style-name="gr5" draw:text-style-name="P2" draw:layer="layout" svg:x1="14.5cm" svg:y1="10cm" svg:x2="13cm" svg:y2="11cm">
          <text:p/>
        </draw:line>
        <draw:line draw:style-name="gr5" draw:text-style-name="P2" draw:layer="layout" svg:x1="11cm" svg:y1="10cm" svg:x2="12.5cm" svg:y2="11cm">
          <text:p/>
        </draw:line>
        <draw:line draw:style-name="gr5" draw:text-style-name="P2" draw:layer="layout" svg:x1="10.5cm" svg:y1="10.052cm" svg:x2="9cm" svg:y2="11cm">
          <text:p/>
        </draw:line>
        <draw:line draw:style-name="gr5" draw:text-style-name="P2" draw:layer="layout" svg:x1="9cm" svg:y1="11.552cm" svg:x2="10cm" svg:y2="12.552cm">
          <text:p/>
        </draw:line>
        <draw:line draw:style-name="gr5" draw:text-style-name="P2" draw:layer="layout" svg:x1="10.3cm" svg:y1="13.052cm" svg:x2="9.8cm" svg:y2="14.552cm">
          <text:p/>
        </draw:line>
        <draw:line draw:style-name="gr6" draw:text-style-name="P2" draw:layer="layout" svg:x1="8cm" svg:y1="13.552cm" svg:x2="9.5cm" svg:y2="14.552cm">
          <text:p/>
        </draw:line>
        <draw:line draw:style-name="gr5" draw:text-style-name="P2" draw:layer="layout" svg:x1="7.8cm" svg:y1="13.552cm" svg:x2="7.1cm" svg:y2="16.552cm">
          <text:p/>
        </draw:line>
        <draw:line draw:style-name="gr5" draw:text-style-name="P2" draw:layer="layout" svg:x1="7.1cm" svg:y1="16.8cm" svg:x2="10.1cm" svg:y2="18.2cm">
          <text:p/>
        </draw:line>
        <draw:line draw:style-name="gr5" draw:text-style-name="P2" draw:layer="layout" svg:x1="8.7cm" svg:y1="11.3cm" svg:x2="12.7cm" svg:y2="11.3cm">
          <text:p/>
        </draw:line>
        <draw:line draw:style-name="gr5" draw:text-style-name="P2" draw:layer="layout" svg:x1="9.8cm" svg:y1="14.7cm" svg:x2="15.3cm" svg:y2="12.7cm">
          <text:p/>
        </draw:line>
        <draw:line draw:style-name="gr5" draw:text-style-name="P2" draw:layer="layout" svg:x1="7.2cm" svg:y1="16.8cm" svg:x2="12.2cm" svg:y2="16.8cm">
          <text:p/>
        </draw:line>
        <draw:line draw:style-name="gr5" draw:text-style-name="P2" draw:layer="layout" svg:x1="9.7cm" svg:y1="14.8cm" svg:x2="13.7cm" svg:y2="14.8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thoden : Polygon-Triangulation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-teiliger Algorithmus</text:p>
                <text:list>
                  <text:list-item>
                    <text:p>Triangulation der y-monotonen Polygone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0.5cm" svg:height="0.5cm" svg:x="12cm" svg:y="16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-0.5cm" svg:height="-0.501cm" svg:x="15.5cm" svg:y="13.0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-0.5cm" svg:height="-0.5cm" svg:x="13cm" svg:y="11.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-0.5cm" svg:height="-0.5cm" svg:x="10cm" svg:y="15.0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5cm" svg:height="0.5cm" svg:x="14cm" svg:y="1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5cm" svg:y="14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5cm" svg:height="0.5cm" svg:x="16cm" svg:y="1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5cm" svg:x="17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5cm" svg:height="0.5cm" svg:x="14.5cm" svg:y="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5cm" svg:x="10.5cm" svg:y="9.5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cm" svg:y="12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8.5cm" svg:y="11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6.808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7.5cm" svg:y="13.052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0cm" svg:y1="18.5cm" svg:x2="12cm" svg:y2="17cm">
          <text:p/>
        </draw:line>
        <draw:line draw:style-name="gr5" draw:text-style-name="P2" draw:layer="layout" svg:x1="12.5cm" svg:y1="17cm" svg:x2="14cm" svg:y2="19.5cm">
          <text:p/>
        </draw:line>
        <draw:line draw:style-name="gr5" draw:text-style-name="P2" draw:layer="layout" svg:x1="14.3cm" svg:y1="20cm" svg:x2="13.8cm" svg:y2="15cm">
          <text:p/>
        </draw:line>
        <draw:line draw:style-name="gr5" draw:text-style-name="P2" draw:layer="layout" svg:x1="14cm" svg:y1="15cm" svg:x2="16.3cm" svg:y2="15.8cm">
          <text:p/>
        </draw:line>
        <draw:line draw:style-name="gr5" draw:text-style-name="P2" draw:layer="layout" svg:x1="16.5cm" svg:y1="15.5cm" svg:x2="17.7cm" svg:y2="12cm">
          <text:p/>
        </draw:line>
        <draw:line draw:style-name="gr5" draw:text-style-name="P2" draw:layer="layout" svg:x1="17.7cm" svg:y1="11.8cm" svg:x2="15.4cm" svg:y2="12.7cm">
          <text:p/>
        </draw:line>
        <draw:line draw:style-name="gr5" draw:text-style-name="P2" draw:layer="layout" svg:x1="15.3cm" svg:y1="12.5cm" svg:x2="14.8cm" svg:y2="10cm">
          <text:p/>
        </draw:line>
        <draw:line draw:style-name="gr5" draw:text-style-name="P2" draw:layer="layout" svg:x1="14.5cm" svg:y1="10cm" svg:x2="13cm" svg:y2="11cm">
          <text:p/>
        </draw:line>
        <draw:line draw:style-name="gr5" draw:text-style-name="P2" draw:layer="layout" svg:x1="11cm" svg:y1="10cm" svg:x2="12.5cm" svg:y2="11cm">
          <text:p/>
        </draw:line>
        <draw:line draw:style-name="gr5" draw:text-style-name="P2" draw:layer="layout" svg:x1="10.5cm" svg:y1="10.052cm" svg:x2="9cm" svg:y2="11cm">
          <text:p/>
        </draw:line>
        <draw:line draw:style-name="gr5" draw:text-style-name="P2" draw:layer="layout" svg:x1="9cm" svg:y1="11.552cm" svg:x2="10cm" svg:y2="12.552cm">
          <text:p/>
        </draw:line>
        <draw:line draw:style-name="gr5" draw:text-style-name="P2" draw:layer="layout" svg:x1="10.3cm" svg:y1="13.052cm" svg:x2="9.8cm" svg:y2="14.552cm">
          <text:p/>
        </draw:line>
        <draw:line draw:style-name="gr6" draw:text-style-name="P2" draw:layer="layout" svg:x1="8cm" svg:y1="13.552cm" svg:x2="9.5cm" svg:y2="14.552cm">
          <text:p/>
        </draw:line>
        <draw:line draw:style-name="gr5" draw:text-style-name="P2" draw:layer="layout" svg:x1="7.8cm" svg:y1="13.552cm" svg:x2="7.1cm" svg:y2="16.552cm">
          <text:p/>
        </draw:line>
        <draw:line draw:style-name="gr5" draw:text-style-name="P2" draw:layer="layout" svg:x1="7.1cm" svg:y1="16.8cm" svg:x2="10.1cm" svg:y2="18.2cm">
          <text:p/>
        </draw:line>
        <draw:line draw:style-name="gr5" draw:text-style-name="P2" draw:layer="layout" svg:x1="8.7cm" svg:y1="11.3cm" svg:x2="12.7cm" svg:y2="11.3cm">
          <text:p/>
        </draw:line>
        <draw:line draw:style-name="gr5" draw:text-style-name="P2" draw:layer="layout" svg:x1="9.8cm" svg:y1="14.7cm" svg:x2="15.3cm" svg:y2="12.7cm">
          <text:p/>
        </draw:line>
        <draw:line draw:style-name="gr5" draw:text-style-name="P2" draw:layer="layout" svg:x1="7.2cm" svg:y1="16.8cm" svg:x2="12.2cm" svg:y2="16.8cm">
          <text:p/>
        </draw:line>
        <draw:line draw:style-name="gr5" draw:text-style-name="P2" draw:layer="layout" svg:x1="9.7cm" svg:y1="14.8cm" svg:x2="13.7cm" svg:y2="14.8cm">
          <text:p/>
        </draw:line>
        <draw:line draw:style-name="gr5" draw:text-style-name="P2" draw:layer="layout" svg:x1="13.7cm" svg:y1="14.8cm" svg:x2="12.2cm" svg:y2="16.8cm">
          <text:p/>
        </draw:line>
        <draw:line draw:style-name="gr5" draw:text-style-name="P2" draw:layer="layout" svg:x1="7.1cm" svg:y1="16.8cm" svg:x2="13.8cm" svg:y2="14.8cm">
          <text:p/>
        </draw:line>
        <draw:line draw:style-name="gr6" draw:text-style-name="P2" draw:layer="layout" svg:x1="7cm" svg:y1="16.7cm" svg:x2="9.8cm" svg:y2="14.7cm">
          <text:p/>
        </draw:line>
        <draw:line draw:style-name="gr6" draw:text-style-name="P2" draw:layer="layout" svg:x1="13.5cm" svg:y1="15cm" svg:x2="15.5cm" svg:y2="12.5cm">
          <text:p/>
        </draw:line>
        <draw:line draw:style-name="gr6" draw:text-style-name="P2" draw:layer="layout" svg:x1="13.5cm" svg:y1="15cm" svg:x2="17.5cm" svg:y2="12cm">
          <text:p/>
        </draw:line>
        <draw:line draw:style-name="gr6" draw:text-style-name="P2" draw:layer="layout" svg:x1="10.2cm" svg:y1="13cm" svg:x2="13cm" svg:y2="11cm">
          <text:p/>
        </draw:line>
        <draw:line draw:style-name="gr6" draw:text-style-name="P2" draw:layer="layout" svg:x1="10cm" svg:y1="14.5cm" svg:x2="14.5cm" svg:y2="10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thoden : Polygon-Triangulat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Probleme:</text:p>
                <text:list>
                  <text:list-item>
                    <text:p>Degenerierte Dreiecke</text:p>
                    <text:p/>
                    <text:p/>
                    <text:p/>
                    <text:p/>
                    <text:p/>
                  </text:list-item>
                  <text:list-item>
                    <text:p>Lösung:</text:p>
                    <text:list>
                      <text:list-item>
                        <text:p>Modifizierte Eingabe (Störung)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2" draw:layer="layout" svg:width="0.5cm" svg:height="0.5cm" svg:x="7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1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14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.8cm" svg:y1="11.8cm" svg:x2="11.3cm" svg:y2="11.8cm">
          <text:p/>
        </draw:line>
        <draw:line draw:style-name="gr5" draw:text-style-name="P2" draw:layer="layout" svg:x1="11.3cm" svg:y1="11.8cm" svg:x2="14.8cm" svg:y2="11.8cm">
          <text:p/>
        </draw:line>
        <draw:line draw:style-name="gr7" draw:text-style-name="P2" draw:layer="layout" svg:x1="7.7cm" svg:y1="11.5cm" svg:x2="14.7cm" svg:y2="11.5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3M7S</meta:editing-duration>
    <meta:editing-cycles>44</meta:editing-cycles>
    <meta:generator>OpenOffice/4.1.1$Win32 OpenOffice.org_project/411m6$Build-9775</meta:generator>
    <dc:date>2016-03-24T14:49:09.85</dc:date>
    <meta:document-statistic meta:object-count="164"/>
  </office:meta>
</office:document-meta>
</file>